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Braden Licastro<text:tab/>CMPSC380<text:tab/>Lab 5</text:p>
      </style:header>
      <style:footer>
        <text:p text:style-name="MP1">Page 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Licastro</meta:initial-creator>
    <meta:creation-date>2013-02-28T16:13:11</meta:creation-date>
    <dc:date>2013-03-07T16:23:19</dc:date>
    <dc:creator>Braden Licastro</dc:creator>
    <meta:editing-duration>PT16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2" meta:word-count="9" meta:character-count="41" meta:non-whitespace-character-count="34"/>
  </office:meta>
</office:document-meta>
</file>